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2B9E000021983ACB6F73.svm"/>
  <manifest:file-entry manifest:media-type="" manifest:full-path="Pictures/2000000900002B8400002026E1DB16D0.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Standard">
      <style:text-properties style:font-name="Consolas" fo:font-size="10pt" style:font-name-asian="Consolas" style:font-size-asian="10pt" style:font-name-complex="Consolas" style:font-size-complex="10pt"/>
    </style:style>
    <style:style style:name="P3" style:family="paragraph" style:parent-style-name="Standard">
      <style:text-properties fo:color="#000000"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font-name-asian="Consolas" style:font-size-asian="12pt" style:font-name-complex="Consolas"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paragraph-properties fo:text-align="start" style:justify-single-word="false"/>
      <style:text-properties style:font-name="Consolas1"/>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font-name-asian="Consolas" style:font-size-asian="12pt" style:font-name-complex="Consolas" style:font-size-complex="12pt"/>
    </style:style>
    <style:style style:name="P11" style:family="paragraph" style:parent-style-name="Text_20_body">
      <style:paragraph-properties style:writing-mode="lr-tb"/>
    </style:style>
    <style:style style:name="P12" style:family="paragraph" style:parent-style-name="Heading_20_1">
      <style:paragraph-properties fo:text-align="start" style:justify-single-word="false" style:writing-mode="lr-tb"/>
    </style:style>
    <style:style style:name="P13"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c0" fo:font-style="italic" style:font-style-asian="italic" style:font-style-complex="italic"/>
    </style:style>
    <style:style style:name="T6" style:family="text">
      <style:text-properties fo:color="#3f7f5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Open Questions</text:h>
      <text:h text:style-name="Heading_20_2" text:outline-level="2">Source code location of Branch Condtions and Termination nodes</text:h>
      <text:p text:style-name="Text_20_body"><text:span text:style-name="Paragraph">Problem:</text:span> The current implementation selects no code if the user clicks on a Branch Condition or Termination node. An alternative behavior could be to select the code of the previous node. But this is intuive for instance if methods are called in an if statement. In this case the branch node is child of the Method Return node of the last called method and not of the if block itself. </text:p>
      <text:p text:style-name="P1"><text:span text:style-name="Paragraph">Goal: </text:span>Find a way to identify the statement which has cuased the branch condition and select it in code when the user clicks on a branch condition node. Do the same for the terminatino node.</text:p>
      <text:h text:style-name="Heading_20_2" text:outline-level="2">How to handle multiple different return values (e.g. Features)</text:h>
      <text:p text:style-name="Text_20_body"><text:span text:style-name="T1">Problem: </text:span>A constant has different values based on the given feature selection. In this case the return value of a method call can be different and all possible values should be shown. See the following implementation:</text:p>
      <text:p text:style-name="P2"><text:span text:style-name="T2">public</text:span><text:span text:style-name="T3"> </text:span><text:span text:style-name="T2">class</text:span><text:span text:style-name="T3"> Feature {</text:span></text:p>
      <text:p text:style-name="P4"><text:span text:style-name="T3"><text:tab/></text:span><text:span text:style-name="T2">public</text:span><text:span text:style-name="T3"> </text:span><text:span text:style-name="T2">static</text:span><text:span text:style-name="T3"> </text:span><text:span text:style-name="T2">final</text:span><text:span text:style-name="T3"> </text:span><text:span text:style-name="T2">boolean</text:span><text:span text:style-name="T3"> </text:span><text:span text:style-name="T5">FEATURE_ON</text:span><text:span text:style-name="T3">;</text:span></text:p>
      <text:p text:style-name="P6"><text:tab/></text:p>
      <text:p text:style-name="P4"><text:span text:style-name="T3"><text:tab/></text:span><text:span text:style-name="T2">static</text:span><text:span text:style-name="T3"> {</text:span></text:p>
      <text:p text:style-name="P4"><text:span text:style-name="T3"><text:tab/><text:tab/></text:span><text:span text:style-name="T5">FEATURE_ON</text:span><text:span text:style-name="T3"> = </text:span><text:span text:style-name="T2">false</text:span><text:span text:style-name="T3">;</text:span></text:p>
      <text:p text:style-name="P6"><text:tab/>}</text:p>
      <text:p text:style-name="P6">}</text:p>
      <text:p text:style-name="P6"/>
      <text:p text:style-name="P6"><text:span text:style-name="T2">public</text:span> <text:span text:style-name="T2">class</text:span> Main {</text:p>
      <text:p text:style-name="P4"><text:span text:style-name="T3"><text:tab/></text:span><text:span text:style-name="T2">public</text:span><text:span text:style-name="T3"> </text:span><text:span text:style-name="T2">static</text:span><text:span text:style-name="T3"> </text:span><text:span text:style-name="T2">final</text:span><text:span text:style-name="T3"> </text:span><text:span text:style-name="T2">int</text:span><text:span text:style-name="T3"> </text:span><text:span text:style-name="T5">LIMIT</text:span><text:span text:style-name="T3"> = Feature.</text:span><text:span text:style-name="T5">FEATURE_ON</text:span><text:span text:style-name="T3"> ? 5 : 10;</text:span></text:p>
      <text:p text:style-name="P6"><text:tab/></text:p>
      <text:p text:style-name="P4"><text:span text:style-name="T3"><text:tab/></text:span><text:span text:style-name="T6">/*@</text:span></text:p>
      <text:p text:style-name="P7"><text:tab/> <text:s/>@ requires LIMIT == (Feature.FEATURE_ON ? 5 : 10);</text:p>
      <text:p text:style-name="P7"><text:tab/> <text:s/>@*/</text:p>
      <text:p text:style-name="P4"><text:span text:style-name="T3"><text:tab/></text:span><text:span text:style-name="T2">public</text:span><text:span text:style-name="T3"> </text:span><text:span text:style-name="T2">static</text:span><text:span text:style-name="T3"> </text:span><text:span text:style-name="T2">int</text:span><text:span text:style-name="T3"> main() {</text:span></text:p>
      <text:p text:style-name="P4"><text:span text:style-name="T3"><text:tab/><text:tab/></text:span><text:span text:style-name="T2">return</text:span><text:span text:style-name="T3"> </text:span><text:span text:style-name="T4">addLimit</text:span><text:span text:style-name="T3">(1);</text:span></text:p>
      <text:p text:style-name="P6"><text:tab/>}</text:p>
      <text:p text:style-name="P6"><text:tab/></text:p>
      <text:p text:style-name="P4"><text:span text:style-name="T3"><text:tab/></text:span><text:span text:style-name="T6">/*@</text:span></text:p>
      <text:p text:style-name="P7"><text:tab/> <text:s/>@ requires LIMIT == (Feature.FEATURE_ON ? 5 : 10);</text:p>
      <text:p text:style-name="P7"><text:tab/> <text:s/>@*/</text:p>
      <text:p text:style-name="P4"><text:span text:style-name="T3"><text:tab/></text:span><text:span text:style-name="T2">public</text:span><text:span text:style-name="T3"> </text:span><text:span text:style-name="T2">static</text:span><text:span text:style-name="T3"> </text:span><text:span text:style-name="T2">int</text:span><text:span text:style-name="T3"> addLimit(</text:span><text:span text:style-name="T2">int</text:span><text:span text:style-name="T3"> value) {</text:span></text:p>
      <text:p text:style-name="P4"><text:span text:style-name="T3"><text:tab/><text:tab/></text:span><text:span text:style-name="T2">return</text:span><text:span text:style-name="T3"> value + </text:span><text:span text:style-name="T5">LIMIT</text:span><text:span text:style-name="T3">;</text:span></text:p>
      <text:p text:style-name="P6"><text:tab/>}</text:p>
      <text:p text:style-name="P6">}</text:p>
      <text:p text:style-name="Text_20_body"/>
      <text:p text:style-name="P1"><text:span text:style-name="Paragraph">Goal: </text:span>Find a way to show different return values together with the constraint when it is returned.</text:p>
      <text:p text:style-name="P1"><text:span text:style-name="T1">Current solution: </text:span>At the moment is only the constant name used and not the constant value, because the feature split happens after the symbolic exectuion has completly finished.</text:p>
      <text:h text:style-name="P13" text:outline-level="2">How to illiminate unknown identifiers in the symbolic execution tree</text:h>
      <text:p text:style-name="Text_20_body"><text:span text:style-name="T1">Problem: </text:span>It is possible that temporary variables (e.g. during unfold) are introduced by KeY which leads to symbolic execution trees which are not completly readable. However, it seems that this no problem with the defined strategy of the symbolic execution debugger. The only exception is the declaration of local variables. In this case KeY might renames the introduced variable later when it is used the first time and creates a RewriteTable entry. Normally that is the rule after that the local variable was used. But if during variable declaration an assignment is used which calls a method, the RewriteTable entry is deep in the sub tree and maybe different in branches. See the following example:</text:p>
      <text:p text:style-name="P3"><text:tab/><text:span text:style-name="T2">public</text:span> <text:span text:style-name="T2">int</text:span> main() {</text:p>
      <text:p text:style-name="P4"><text:span text:style-name="T3"><text:tab/><text:tab/></text:span><text:span text:style-name="T2">int</text:span><text:span text:style-name="T3"> result = 2;</text:span></text:p>
      <text:p text:style-name="P4"><text:span text:style-name="T3"><text:tab/><text:tab/></text:span><text:span text:style-name="T2">int</text:span><text:span text:style-name="T3"> doubleValue = doubleValue(result);</text:span></text:p>
      <text:p text:style-name="P4"><text:span text:style-name="T3"><text:tab/><text:tab/></text:span><text:span text:style-name="T2">int</text:span><text:span text:style-name="T3"> doubleDoubleValue = </text:span><text:span text:style-name="T2">this</text:span><text:span text:style-name="T3">.doubleValue(doubleValue);</text:span></text:p>
      <text:p text:style-name="P4"><text:span text:style-name="T3"><text:tab/><text:tab/></text:span><text:span text:style-name="T2">return</text:span><text:span text:style-name="T3"> doubleDoubleValue;</text:span></text:p>
      <text:p text:style-name="P6"><text:tab/>}</text:p>
      <text:p text:style-name="P6"><text:tab/></text:p>
      <text:p text:style-name="P4"><text:span text:style-name="T3"><text:tab/></text:span><text:span text:style-name="T2">public</text:span><text:span text:style-name="T3"> </text:span><text:span text:style-name="T2">int</text:span><text:span text:style-name="T3"> doubleValue(</text:span><text:span text:style-name="T2">int</text:span><text:span text:style-name="T3"> x) {</text:span></text:p>
      <text:p text:style-name="P4"><text:span text:style-name="T3"><text:tab/><text:tab/></text:span><text:span text:style-name="T2">int</text:span><text:span text:style-name="T3"> doubleValue = x * x;</text:span></text:p>
      <text:p text:style-name="P4"><text:span text:style-name="T3"><text:tab/><text:tab/></text:span><text:span text:style-name="T2">return</text:span><text:span text:style-name="T3"> doubleValue;</text:span></text:p>
      <text:p text:style-name="P6"><text:tab/>}</text:p>
      <text:p text:style-name="Text_20_body"/>
      <text:p text:style-name="Text_20_body"><draw:frame draw:style-name="fr1" draw:name="Grafik1" text:anchor-type="as-char" svg:width="11.165cm" svg:height="8.601cm" draw:z-index="0"><draw:image xlink:href="Pictures/2000000900002B9E000021983ACB6F73.svm" xlink:type="simple" xlink:show="embed" xlink:actuate="onLoad"/></draw:frame></text:p>
      <text:p text:style-name="Text_20_body"/>
      <text:p text:style-name="P1"><text:span text:style-name="Paragraph">Goal: </text:span>Find a way to replace renamings with the original name to create a symbolic execution tree which is completly readable. This includes also the this reference which is treated in key as self, except when it is declared by the code.</text:p>
      <text:p text:style-name="P1"><text:span text:style-name="T1">Current solution: </text:span>The orginal label from KeY is used resulting in not completly readable trees. A solution for the this = self problematic could be to look in the current method frame.</text:p>
      <text:h text:style-name="P13" text:outline-level="2">How to illiminate unknown variables in method return values</text:h>
      <text:p text:style-name="Text_20_body"><text:span text:style-name="T1">Problem: </text:span>To determine the concrete value of a method return a site proof is started. The site proof contains all updates and returns during symbolic execution only the variable interested in. The problem is that the return value can be an expression which contains temporary variables that are unknown in the symbolic execution tree. See the following example:</text:p>
      <text:p text:style-name="P3"><text:tab/><text:span text:style-name="T2">public</text:span> <text:span text:style-name="T2">int</text:span> tryCatchFinally(<text:span text:style-name="T2">int</text:span> input) {</text:p>
      <text:p text:style-name="P4"><text:span text:style-name="T3"><text:tab/><text:tab/></text:span><text:span text:style-name="T2">int</text:span><text:span text:style-name="T3"> result = 0;</text:span></text:p>
      <text:p text:style-name="P4"><text:span text:style-name="T3"><text:tab/><text:tab/></text:span><text:span text:style-name="T2">try</text:span><text:span text:style-name="T3"> {</text:span></text:p>
      <text:p text:style-name="P6"><text:tab/><text:tab/><text:tab/>result = 1 / input;</text:p>
      <text:p text:style-name="P6"><text:tab/><text:tab/>}</text:p>
      <text:p text:style-name="P4"><text:span text:style-name="T3"><text:tab/><text:tab/></text:span><text:span text:style-name="T2">catch</text:span><text:span text:style-name="T3"> (ArithmeticException e) {</text:span></text:p>
      <text:p text:style-name="P6"><text:tab/><text:tab/><text:tab/>result = 2;</text:p>
      <text:p text:style-name="P6"><text:tab/><text:tab/>}</text:p>
      <text:p text:style-name="P4"><text:span text:style-name="T3"><text:tab/><text:tab/></text:span><text:span text:style-name="T2">finally</text:span><text:span text:style-name="T3"> {</text:span></text:p>
      <text:p text:style-name="P6"><text:tab/><text:tab/><text:tab/>result = result * 2;</text:p>
      <text:p text:style-name="P6"><text:tab/><text:tab/>}</text:p>
      <text:p text:style-name="P4"><text:span text:style-name="T3"><text:tab/><text:tab/></text:span><text:span text:style-name="T2">return</text:span><text:span text:style-name="T3"> result;</text:span></text:p>
      <text:p text:style-name="P6"><text:tab/>}</text:p>
      <text:p text:style-name="Text_20_body"/>
      <text:p text:style-name="Text_20_body"><draw:frame draw:style-name="fr1" draw:name="Grafik2" text:anchor-type="as-char" svg:width="11.141cm" svg:height="8.23cm" draw:z-index="1"><draw:image xlink:href="Pictures/2000000900002B8400002026E1DB16D0.svm" xlink:type="simple" xlink:show="embed" xlink:actuate="onLoad"/></draw:frame></text:p>
      <text:p text:style-name="Text_20_body"/>
      <text:p text:style-name="P8">Sequent of the method return node:</text:p>
      <text:p text:style-name="P9">wellFormed(heap),<text:line-break/>self.&lt;created&gt; = TRUE,<text:line-break/>TryCatchFinally::exactInstance(self) = TRUE<text:line-break/>==&gt;<text:line-break/>self = null, input = 0, {exc:=null || result_1:=jdiv(1, input) * 2}<text:line-break/>\&lt;{try {method-frame(result-&gt;result, source=TryCatchFinally,this=self): {return result_1;<text:line-break/>}<text:line-break/>}catch (java.lang.Exception e) {exc=e;} }\&gt; (exc = null &amp; SEDAccumulate(heap, input))</text:p>
      <text:p text:style-name="Text_20_body"/>
      <text:p text:style-name="P8"><text:soft-page-break/>Sequent of the site proof:</text:p>
      <text:p text:style-name="P5">[equals(java.lang.ArithmeticException::exactInstance(a_3),TRUE),equals(input,Z(0(#))),wellFormed(heap),equals(boolean::select(heap,self,java.lang.Object::&lt;created&gt;),TRUE),equals(TryCatchFinally::exactInstance(self),TRUE)]==&gt;[update-application(parallel-upd(parallel-upd(elem-update(exc)(null),elem-update(heap)(store(store(store(create(heap,a_3),a_3,java.lang.Throwable::$cause,null),a_3,java.lang.Throwable::$message,null),a_3,java.lang.Object::&lt;initialized&gt;,TRUE))),elem-update(result_1)(Z(4(#)))),\&lt;{method-frame(result-&gt;result, source=TryCatchFinally,this=self): {return result_1;</text:p>
      <text:p text:style-name="P5"><text:s text:c="2"/>}</text:p>
      <text:p text:style-name="P5">}\&gt; (ResultPredicate(result))),equals(a_3,null),equals(boolean::select(heap,a_3,java.lang.Object::&lt;created&gt;),TRUE),equals(self,null)]</text:p>
      <text:p text:style-name="Text_20_body"/>
      <text:p text:style-name="P1"><text:span text:style-name="Paragraph">Goal: </text:span>Implement a special strategy to extract variable values in a site proof which is free of temporary variables.</text:p>
      <text:p text:style-name="P1"><text:span text:style-name="T1">Current solution: </text:span>The current solution shows the result of the default strategy as method return value to the user, even if it contains unknown variables.</text:p>
      <text:h text:style-name="Heading_20_2" text:outline-level="2">Simplification of terms</text:h>
      <text:p text:style-name="Text_20_body"><text:span text:style-name="Paragraph">Problem:</text:span> Terms like path conditions must be simplified. Path conditions for instance are a disjunction of the parent branch conditions. But they can contain redundant information which should be removed via simplification.</text:p>
      <text:p text:style-name="P1"><text:span text:style-name="Paragraph">Goal: </text:span>Find a way to simplify terms in a way that produces the best human readable term without redundant information.</text:p>
      <text:p text:style-name="P1"><text:span text:style-name="T1">Current solution: </text:span>A side proof is started at the moment which does not avoid redundant information. Maybe it is required to define new rules especially for this simplif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48S</meta:editing-duration>
    <meta:editing-cycles>37</meta:editing-cycles>
    <meta:generator>LibreOffice/3.5$Windows_x86 LibreOffice_project/7e68ba2-a744ebf-1f241b7-c506db1-7d53735</meta:generator>
    <dc:date>2012-05-31T15:32:42.42</dc:date>
    <meta:document-statistic meta:table-count="0" meta:image-count="2" meta:object-count="0" meta:page-count="4" meta:paragraph-count="76" meta:word-count="796" meta:character-count="5594" meta:non-whitespace-character-count="4788"/>
    <meta:user-defined meta:name="Info 1"/>
    <meta:user-defined meta:name="Info 2"/>
    <meta:user-defined meta:name="Info 3"/>
    <meta:user-defined meta:name="Info 4"/>
  </office:meta>
</office:document-meta>
</file>